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in" table:align="center" style:writing-mode="lr-tb"/>
    </style:style>
    <style:style style:name="Table1.A" style:family="table-column">
      <style:table-column-properties style:column-width="2.333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2.9743in" table:align="center" style:writing-mode="lr-tb"/>
    </style:style>
    <style:style style:name="Table2.A" style:family="table-column">
      <style:table-column-properties style:column-width="0.5125in"/>
    </style:style>
    <style:style style:name="Table2.B" style:family="table-column">
      <style:table-column-properties style:column-width="0.625in"/>
    </style:style>
    <style:style style:name="Table2.C" style:family="table-column">
      <style:table-column-properties style:column-width="0.5625in"/>
    </style:style>
    <style:style style:name="Table2.D" style:family="table-column">
      <style:table-column-properties style:column-width="0.6875in"/>
    </style:style>
    <style:style style:name="Table2.E" style:family="table-column">
      <style:table-column-properties style:column-width="0.5868in"/>
    </style:style>
    <style:style style:name="Table2.1" style:family="table-row">
      <style:table-row-properties style:min-row-height="0.3896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069in" fo:keep-together="auto"/>
    </style:style>
    <style:style style:name="Table2.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middle" fo:padding-left="0.075in" fo:padding-right="0.075in" fo:padding-top="0in" fo:padding-bottom="0in" fo:border="0.5pt solid #000000" style:writing-mode="lr-tb"/>
    </style:style>
    <style:style style:name="Table2.3" style:family="table-row">
      <style:table-row-properties style:min-row-height="0.4292in" fo:keep-together="auto"/>
    </style:style>
    <style:style style:name="P1" style:family="paragraph" style:parent-style-name="Standard">
      <style:paragraph-properties fo:text-align="start" style:justify-single-word="false"/>
    </style:style>
    <style:style style:name="P2" style:family="paragraph" style:parent-style-name="Standard">
      <style:text-properties fo:font-style="italic" style:font-style-asian="italic"/>
    </style:style>
    <style:style style:name="P3" style:family="paragraph" style:parent-style-name="Standard" style:list-style-name="WW8Num13"/>
    <style:style style:name="P4" style:family="paragraph" style:parent-style-name="Standard">
      <style:paragraph-properties fo:margin-top="0in" fo:margin-bottom="0.0835in" style:contextual-spacing="false" style:snap-to-layout-grid="false"/>
    </style:style>
    <style:style style:name="P5" style:family="paragraph" style:parent-style-name="Standard">
      <style:paragraph-properties fo:margin-top="0in" fo:margin-bottom="0.0835in" style:contextual-spacing="false" fo:text-align="start" style:justify-single-word="false"/>
    </style:style>
    <style:style style:name="P6" style:family="paragraph" style:parent-style-name="Standard">
      <style:paragraph-properties fo:margin-top="0in" fo:margin-bottom="0.0835in" style:contextual-spacing="false" fo:text-align="justify" style:justify-single-word="false" style:writing-mode="lr-tb"/>
    </style:style>
    <style:style style:name="P7" style:family="paragraph" style:parent-style-name="Heading" style:master-page-name="Standard">
      <style:paragraph-properties fo:margin-top="0in" fo:margin-bottom="0.1252in" style:contextual-spacing="false" style:page-number="auto"/>
    </style:style>
    <style:style style:name="P8" style:family="paragraph" style:parent-style-name="Heading_20_1">
      <style:paragraph-properties fo:margin-top="0in" fo:margin-bottom="0in" style:contextual-spacing="false"/>
    </style:style>
    <style:style style:name="P9" style:family="paragraph" style:parent-style-name="Heading_20_2">
      <style:paragraph-properties fo:margin-top="0in" fo:margin-bottom="0in" style:contextual-spacing="false" fo:text-align="start" style:justify-single-word="false"/>
    </style:style>
    <style:style style:name="P10" style:family="paragraph" style:parent-style-name="Footer">
      <style:paragraph-properties fo:margin-top="0in" fo:margin-bottom="0.0835in" style:contextual-spacing="false"/>
    </style:style>
    <style:style style:name="P11" style:family="paragraph" style:parent-style-name="Author">
      <style:paragraph-properties style:snap-to-layout-grid="false"/>
      <style:text-properties fo:font-weight="normal" style:font-weight-asian="normal"/>
    </style:style>
    <style:style style:name="P12" style:family="paragraph" style:parent-style-name="Normal_20__28_Web_29_">
      <style:paragraph-properties fo:margin-left="0.4445in" fo:margin-right="0in" fo:text-indent="-0.4445in" style:auto-text-indent="false"/>
    </style:style>
    <style:style style:name="P13" style:family="paragraph" style:parent-style-name="Paper-Title" style:list-style-name=""/>
    <style:style style:name="T1" style:family="text">
      <style:text-properties fo:font-weight="normal" style:font-weight-asian="normal"/>
    </style:style>
    <style:style style:name="T2" style:family="text">
      <style:text-properties fo:color="#ff0000"/>
    </style:style>
    <style:style style:name="T3" style:family="text">
      <style:text-properties fo:language="en" fo:country="US" style:language-asian="en" style:country-asian="US"/>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officeooo:rsid="00203123"/>
    </style:style>
    <style:style style:name="fr1" style:family="graphic" style:parent-style-name="Frame">
      <style:graphic-properties fo:margin-left="0.1256in" fo:margin-right="0.1256in" style:wrap="parallel"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74pt solid #ffffff">
        <style:background-image/>
      </style:graphic-properties>
    </style:style>
    <style:style style:name="Sect1" style:family="section">
      <style:section-properties style:writing-mode="lr-tb" style:editable="false">
        <style:columns fo:column-count="2" fo:column-gap="0.3in">
          <style:column style:rel-width="32767*" fo:start-indent="0in" fo:end-indent="0.15in"/>
          <style:column style:rel-width="32767*" fo:start-indent="0.15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o the Peanuts Zone: Leveraging Hyperbolic Time Discounting to Motivate Transient Crowdworkers to Return</text:p>
      <table:table table:name="Table1" table:style-name="Table1">
        <table:table-column table:style-name="Table1.A" table:number-columns-repeated="3"/>
        <table:table-row table:style-name="Table1.1">
          <table:table-cell table:style-name="Table1.A1" office:value-type="string">
            <text:p text:style-name="Affiliation"><text:s/></text:p>
          </table:table-cell>
          <table:table-cell table:style-name="Table1.A1" office:value-type="string">
            <text:p text:style-name="Author">Peter Kinnaird</text:p>
          </table:table-cell>
          <table:table-cell table:style-name="Table1.A1" office:value-type="string">
            <text:p text:style-name="P11"/>
          </table:table-cell>
        </table:table-row>
      </table:table>
      <text:section text:style-name="Sect1" text:name="Section1">
        <text:p text:style-name="P8">ABSTRACT</text:p>
        <text:p text:style-name="Standard">The boom of studies on crowdsourcing platforms like MTurk is in full swing, yet some types of studies are hampered by the challenge of motivating individual workers to return for follow-up work later. Purely increasing incentives has been shown to provide mixed results. Results and techniques from behavioral economics suggest a way forward. I describe the results of an experiment aimed at testing two prominent results from behavioral economics, hyperbolic time discounting and framing effects. Further, I tested incentive compatible price elicitation methods against fixed incentives in hopes of increasing cost efficiency. We contribute an early look at 3 methods for establishing return rates along two dimensions: cost and rate of return.</text:p>
        <text:p text:style-name="Heading_20_2">Author Keywords</text:p>
        <text:p text:style-name="P1">Crowdsourcing, Mechanical Turk, Incentives, Behavioral Economics, Cognitive Science, Framing effects, Time Discounting</text:p>
        <text:p text:style-name="P9">ACM Classification Keywords</text:p>
        <text:p text:style-name="P1">H.5.m. Information interfaces and presentation (e.g., HCI): Miscellaneous. </text:p>
        <text:p text:style-name="P9">General Terms</text:p>
        <text:p text:style-name="P1">Human Factors; Design; Measurement<text:span text:style-name="T2">.</text:span></text:p>
        <text:p text:style-name="Heading_20_1">INTRODUCTION</text:p>
        <text:p text:style-name="Standard">The boom of psych studies on crowdsourcing platforms like MTurk is in full swing <field:fieldmark-start text:name="__Fieldmark__0_115075258" field:type="vnd.oasis.opendocument.field.UNHANDLED"><field:param field:name="vnd.oasis.opendocument.field.code" field:value="ADDIN CSL_CITATION { &quot;citationItems&quot; : [ { &quot;id&quot; : &quot;ITEM-1&quot;, &quot;itemData&quot; : { &quot;DOI&quot; : &quot;10.1145/1753326.1753357&quot;, &quot;ISBN&quot; : &quot;9781605589299&quot;, &quot;abstract&quot; : &quot;Understanding perception is critical to effective visualiza- tion design. With its low cost and scalability, crowdsourcing presents an attractive option for evaluating the large design space of visualizations; however, it first requires validation. In this paper, we assess the viability of Amazons Mechanical Turk as a platform for graphical perception experiments. We replicate previous studies of spatial encoding and luminance contrast and compare our results. We also conduct new ex- periments on rectangular area perception (as in treemaps or cartograms) and on chart size and gridline spacing. Our re- sults demonstrate that crowdsourced perception experiments are viable and contribute new insights for visualization de- sign. Lastly, we report cost and performance data from our experiments and distill recommendations for the design of crowdsourced studies.&quot;, &quot;author&quot; : [ { &quot;family&quot; : &quot;Heer&quot;, &quot;given&quot; : &quot;Jeffrey&quot; }, { &quot;family&quot; : &quot;Bostock&quot;, &quot;given&quot; : &quot;Michael&quot; } ], &quot;container-title&quot; : &quot;Area&quot;, &quot;id&quot; : &quot;ITEM-1&quot;, &quot;issue&quot; : &quot;4&quot;, &quot;issued&quot; : { &quot;date-parts&quot; : [ [ &quot;2010&quot; ] ] }, &quot;page&quot; : &quot;203-212&quot;, &quot;publisher&quot; : &quot;ACM&quot;, &quot;title&quot; : &quot;Crowdsourcing Graphical Perception : Using Mechanical Turk to Assess Visualization Design&quot;, &quot;type&quot; : &quot;article-journal&quot;, &quot;volume&quot; : &quot;152&quot; }, &quot;uris&quot; : [ &quot;http://www.mendeley.com/documents/?uuid=beee02ce-7c98-4579-850d-c71c4e310990&quot; ] }, { &quot;id&quot; : &quot;ITEM-2&quot;, &quot;itemData&quot; : { &quot;author&quot; : [ { &quot;family&quot; : &quot;Ipeirotis&quot;, &quot;given&quot; : &quot;Panos&quot; } ], &quot;container-title&quot; : &quot;Crowdsourcing for Search and Data Mining CSDM 2011&quot;, &quot;id&quot; : &quot;ITEM-2&quot;, &quot;issued&quot; : { &quot;date-parts&quot; : [ [ &quot;2011&quot; ] ] }, &quot;page&quot; : &quot;5&quot;, &quot;title&quot; : &quot;Crowdsourcing using Mechanical Turk: Quality Management and Scalability&quot;, &quot;type&quot; : &quot;paper-conference&quot; }, &quot;uris&quot; : [ &quot;http://www.mendeley.com/documents/?uuid=7950a54b-7bf5-4ccc-9305-341ad1f8ee70&quot; ] }, { &quot;id&quot; : &quot;ITEM-3&quot;, &quot;itemData&quot; : { &quot;abstract&quot; : &quot;Experimenting on Mechanical Turk: 5 How Tos 0 5 1Reddit0Submit1Email By Markus Jakobsson Internet, crowdsourcing, Mechanical Turk Add a new comment September 03, 2009, 4:51 PM Performing human-subjects experiments on Amazon Mechanical Turk offers many benefits, including very low experiment costs, quick turn-around rates, and relatively simple approvals from human subjects boards. But you have to be careful to avoid bias and error; we describe some techniques below. Feel free to add your insights in the comments. The basics and benefits of Mechanical TurkAmazon Mechanical Turk, or MTurk for short, is a cloud computing platform that permits outsourcing of tasks to other users, using a built-in payment scheme to compensate users. People (often referred to as \&quot;Turkers\&quot;) perform MTurk tasks, which are called Human Intelligence Tasks (HITs), and are paid just a few cents for completing them. Low cost. Turkers seldom earn more than $5-10 an hour. While it may appear that the low earnings potential would severely skew the demographics, that doesn't actually seem to be the case. Note that a large portion of users are not from developing countries as there are only 2 ways to cash out: spend the earnings on products sold by Amazon, or transfer earnings to a U.S. bank account. Panos Ipeirotis provides an excellent overview of MTurk demographics. Anonymity. The MTurk terms of service do not allow you to ask for identifying information, use the platform to commit crimes (e.g., clickfraud), or use it to violate the terms of service of other providers. Since the service doesn't offer \&quot;verified\&quot; user profiles, users can lie about their demographic group to qualify for a study. But given the built-in anonymity of the system, they may also be more honest in answering stigmatizing questions. We have evidence that this is often the case. Ease of approval. Many Institutional Review Boards (IRBs) treat MTurk studies as exempt from review since prospective subjects have accepted its terms of use and anonymity. However, you can't be certain that subjects are not from particularly \&quot;vulnerable\&quot; groups (e.g., minors) as defined by the Belmont Report. This is a common problem with network-based human subjects research, of course, and not specific to MTurk. Speed and access to subjects. It's possible to get several hundred subjects in just a few days though of course the number depends on the task, how much you're willing to pay, and how many restrictive qualifications you place on\u2026&quot;, &quot;author&quot; : [ { &quot;family&quot; : &quot;Jakobsson&quot;, &quot;given&quot; : &quot;Markus&quot; } ], &quot;container-title&quot; : &quot;ITWorld September&quot;, &quot;id&quot; : &quot;ITEM-3&quot;, &quot;issue&quot; : &quot;December 1&quot;, &quot;issued&quot; : { &quot;date-parts&quot; : [ [ &quot;2009&quot; ] ] }, &quot;page&quot; : &quot;2009&quot;, &quot;title&quot; : &quot;Experimenting on Mechanical Turk: 5 How Tos&quot;, &quot;type&quot; : &quot;article&quot;, &quot;volume&quot; : &quot;3&quot; }, &quot;uris&quot; : [ &quot;http://www.mendeley.com/documents/?uuid=003efc2a-b477-47a3-a0af-f66c0fb726b6&quot; ] } ], &quot;mendeley&quot; : { &quot;previouslyFormattedCitation&quot; : &quot;[5,6,7]&quot; }, &quot;properties&quot; : { &quot;noteIndex&quot; : 0 }, &quot;schema&quot; : &quot;https://github.com/citation-style-language/schema/raw/master/csl-citation.json&quot; }"/><field:param field:name="vnd.oasis.opendocument.field.id" field:value="81"/></field:fieldmark-start><text:span text:style-name="T3">[5,6,7]</text:span><field:fieldmark-end/>, yet some types of studies are hampered by the challenge of motivating individual workers to return for follow-up work later. Behavioral economists have extensively demonstrated that people typically undervalue future earnings according to a hyperbolic discount function for ordinary or large sums of money<field:fieldmark-start text:name="__Fieldmark__1_115075258" field:type="vnd.oasis.opendocument.field.UNHANDLED"><field:param field:name="vnd.oasis.opendocument.field.code" field:value="ADDIN CSL_CITATION { &quot;citationItems&quot; : [ { &quot;id&quot; : &quot;ITEM-1&quot;, &quot;itemData&quot; : { &quot;author&quot; : [ { &quot;family&quot; : &quot;Frederick&quot;, &quot;given&quot; : &quot;Shane&quot; }, { &quot;family&quot; : &quot;Loewenstein&quot;, &quot;given&quot; : &quot;George F&quot; } ], &quot;container-title&quot; : &quot;Ariel&quot;, &quot;id&quot; : &quot;ITEM-1&quot;, &quot;issue&quot; : &quot;2&quot;, &quot;issued&quot; : { &quot;date-parts&quot; : [ [ &quot;2001&quot; ] ] }, &quot;page&quot; : &quot;1-83&quot;, &quot;title&quot; : &quot;Time Discounting : A Critical Review&quot;, &quot;type&quot; : &quot;article-journal&quot;, &quot;volume&quot; : &quot;40&quot; }, &quot;uris&quot; : [ &quot;http://www.mendeley.com/documents/?uuid=5330a459-7335-4a4d-b522-5a53d391880f&quot; ] }, { &quot;id&quot; : &quot;ITEM-2&quot;, &quot;itemData&quot; : { &quot;DOI&quot; : &quot;10.1016/j.econlet.2009.10.020&quot;, &quot;abstract&quot; : &quot;This paper reports a positive and statistically significant relation between short-term discount rates elicited with a monetary and a primary reward (chocolate). This finding suggests that high short-term discount rates are related to an underlying individual trait.&quot;, &quot;author&quot; : [ { &quot;family&quot; : &quot;Reuben&quot;, &quot;given&quot; : &quot;Ernesto&quot; }, { &quot;family&quot; : &quot;Sapienza&quot;, &quot;given&quot; : &quot;Paola&quot; }, { &quot;family&quot; : &quot;Zingales&quot;, &quot;given&quot; : &quot;Luigi&quot; } ], &quot;container-title&quot; : &quot;Economics Letters&quot;, &quot;id&quot; : &quot;ITEM-2&quot;, &quot;issue&quot; : &quot;2&quot;, &quot;issued&quot; : { &quot;date-parts&quot; : [ [ &quot;2010&quot; ] ] }, &quot;page&quot; : &quot;125-127&quot;, &quot;publisher&quot; : &quot;Elsevier B.V.&quot;, &quot;title&quot; : &quot;Time discounting for primary and monetary rewards&quot;, &quot;type&quot; : &quot;article-journal&quot;, &quot;volume&quot; : &quot;106&quot; }, &quot;uris&quot; : [ &quot;http://www.mendeley.com/documents/?uuid=121caa21-50ae-4b64-a569-3c9d3208f894&quot; ] }, { &quot;id&quot; : &quot;ITEM-3&quot;, &quot;itemData&quot; : { &quot;abstract&quot; : &quot;Previous research, involving monetary rewards, found that limbic reward-related areas show greater activity when an intertemporal choice includes an immediate reward than when the options include only delayed rewards. In contrast, the lateral prefrontal and parietal cortex (areas commonly associated with deliberative cognitive processes, including future planning) respond to intertemporal choices in general but do not exhibit sensitivity to immediacy (McClure et al., 2004). The current experiments extend these findings to primary rewards (fruit juice or water) and time delays of minutes instead of weeks. Thirsty subjects choose between small volumes of drinks delivered at precise times during the experiment (e.g., 2 ml now vs 3 ml in 5 min). Consistent with previous findings, limbic activation was greater for choices between an immediate reward and a delayed reward than for choices between two delayed rewards, whereas the lateral prefrontal cortex and posterior parietal cortex responded similarly whether choices were between an immediate and a delayed reward or between two delayed rewards. Moreover, relative activation of the two sets of brain regions predicts actual choice behavior. A second experiment finds that when the delivery of all rewards is offset by 10 min (so that the earliest available juice reward in any choice is 10 min), no differential activity is observed in limbic reward-related areas for choices involving the earliest versus only more delayed rewards. We discuss implications of this finding for differences between primary and secondary rewards.&quot;, &quot;author&quot; : [ { &quot;family&quot; : &quot;McClure&quot;, &quot;given&quot; : &quot;Samuel M&quot; }, { &quot;family&quot; : &quot;Ericson&quot;, &quot;given&quot; : &quot;Keith M&quot; }, { &quot;family&quot; : &quot;Laibson&quot;, &quot;given&quot; : &quot;David I&quot; }, { &quot;family&quot; : &quot;Loewenstein&quot;, &quot;given&quot; : &quot;George&quot; }, { &quot;family&quot; : &quot;Cohen&quot;, &quot;given&quot; : &quot;Jonathan D&quot; } ], &quot;container-title&quot; : &quot;Journal of Neuroscience&quot;, &quot;id&quot; : &quot;ITEM-3&quot;, &quot;issue&quot; : &quot;21&quot;, &quot;issued&quot; : { &quot;date-parts&quot; : [ [ &quot;2007&quot; ] ] }, &quot;page&quot; : &quot;5796-5804&quot;, &quot;publisher&quot; : &quot;Soc Neuroscience&quot;, &quot;title&quot; : &quot;Time discounting for primary rewards.&quot;, &quot;type&quot; : &quot;article-journal&quot;, &quot;volume&quot; : &quot;27&quot; }, &quot;uris&quot; : [ &quot;http://www.mendeley.com/documents/?uuid=5c823b54-947b-46b4-829d-eeac10ece2b7&quot; ] }, { &quot;id&quot; : &quot;ITEM-4&quot;, &quot;itemData&quot; : { &quot;DOI&quot; : &quot;10.1257/002205102320161311&quot;, &quot;ISBN&quot; : &quot;0471382248&quot;, &quot;abstract&quot; : &quot;This paper discusses the discounted utility (DU) model: its historical development, underlying assumptions, and ``anomalies'' - the empirical regularities that are inconsistent with its theoretical predictions. We then summarize the alternate theoretical formulations that have been advanced to address these anomalies. We also review three decades of empirical research on intertemporal choice, and discuss reasons for the spectacular variation in implicit discount rates across studies. Throughout the paper, we stress the importance of distinguishing time preference, per se, from many other considerations that also influence intertemporal choices.&quot;, &quot;author&quot; : [ { &quot;family&quot; : &quot;Frederick&quot;, &quot;given&quot; : &quot;Shane&quot; }, { &quot;family&quot; : &quot;Loewenstein&quot;, &quot;given&quot; : &quot;George&quot; }, { &quot;family&quot; : &quot;O'donoghue&quot;, &quot;given&quot; : &quot;Ted&quot; } ], &quot;chapter-number&quot; : &quot;351&quot;, &quot;container-title&quot; : &quot;Journal of Economic Literature&quot;, &quot;id&quot; : &quot;ITEM-4&quot;, &quot;issue&quot; : &quot;2&quot;, &quot;issued&quot; : { &quot;date-parts&quot; : [ [ &quot;2002&quot; ] ] }, &quot;note&quot; : &quot;&lt;m:note/&gt;&quot;, &quot;page&quot; : &quot;351-401&quot;, &quot;publisher&quot; : &quot;American Economic Association&quot;, &quot;title&quot; : &quot;Time Discounting and Time Preference: A Critical Review&quot;, &quot;type&quot; : &quot;article-journal&quot;, &quot;volume&quot; : &quot;40&quot; }, &quot;uris&quot; : [ &quot;http://www.mendeley.com/documents/?uuid=52ce16b7-06bc-48cd-9af5-7ee08e013bcf&quot; ] } ], &quot;mendeley&quot; : { &quot;previouslyFormattedCitation&quot; : &quot;[3,4,10,11]&quot; }, &quot;properties&quot; : { &quot;noteIndex&quot; : 0 }, &quot;schema&quot; : &quot;https://github.com/citation-style-language/schema/raw/master/csl-citation.json&quot; }"/><field:param field:name="vnd.oasis.opendocument.field.id" field:value="81"/></field:fieldmark-start><text:span text:style-name="T3">[3,4,10,11]</text:span><field:fieldmark-end/>. Behavior and utility estimates remain undetermined for very small amounts of money since those amounts are often deemed trivial by participants in experimental environments. I designed and conducted an experiment to estimate the parameters of the time-discount function that Turkers apply to revisiting a task at a later time which can be used to adequately incentivize workers to return.</text:p>
        <text:p text:style-name="Standard">Microtask marketplaces like MTurk can provide workers with a marketplace filled with uncertainty and transient jobs for pay. An abundance of comparable tasks reduces the likelihood that a worker will seek out subsequent jobs from a specific employer since there is little incentive to do so. Technical capabilities exist within MTurk to email prior workers to ask them to return for a new job. Unfortunately, even if they do return for a new job, the manager has little control over when they will return.</text:p>
        <text:p text:style-name="Standard">Behavioral economics experiments typically involve thought experiments by participants or small sums of money/goods. They are often asked questions like, “Would you prefer $50 now, or $100 in 4 weeks?” Alternatively, participants may be offered a coffee mug, a nice pen, or a free lunch. Through numerous studies <field:fieldmark-start text:name="__Fieldmark__2_115075258" field:type="vnd.oasis.opendocument.field.UNHANDLED"><field:param field:name="vnd.oasis.opendocument.field.code" field:value="ADDIN CSL_CITATION { &quot;citationItems&quot; : [ { &quot;id&quot; : &quot;ITEM-1&quot;, &quot;itemData&quot; : { &quot;DOI&quot; : &quot;10.1257/002205102320161311&quot;, &quot;ISBN&quot; : &quot;0471382248&quot;, &quot;abstract&quot; : &quot;This paper discusses the discounted utility (DU) model: its historical development, underlying assumptions, and ``anomalies'' - the empirical regularities that are inconsistent with its theoretical predictions. We then summarize the alternate theoretical formulations that have been advanced to address these anomalies. We also review three decades of empirical research on intertemporal choice, and discuss reasons for the spectacular variation in implicit discount rates across studies. Throughout the paper, we stress the importance of distinguishing time preference, per se, from many other considerations that also influence intertemporal choices.&quot;, &quot;author&quot; : [ { &quot;family&quot; : &quot;Frederick&quot;, &quot;given&quot; : &quot;Shane&quot; }, { &quot;family&quot; : &quot;Loewenstein&quot;, &quot;given&quot; : &quot;George&quot; }, { &quot;family&quot; : &quot;O'donoghue&quot;, &quot;given&quot; : &quot;Ted&quot; } ], &quot;chapter-number&quot; : &quot;351&quot;, &quot;container-title&quot; : &quot;Journal of Economic Literature&quot;, &quot;id&quot; : &quot;ITEM-1&quot;, &quot;issue&quot; : &quot;2&quot;, &quot;issued&quot; : { &quot;date-parts&quot; : [ [ &quot;2002&quot; ] ] }, &quot;note&quot; : &quot;&lt;m:note/&gt;&quot;, &quot;page&quot; : &quot;351-401&quot;, &quot;publisher&quot; : &quot;American Economic Association&quot;, &quot;title&quot; : &quot;Time Discounting and Time Preference: A Critical Review&quot;, &quot;type&quot; : &quot;article-journal&quot;, &quot;volume&quot; : &quot;40&quot; }, &quot;uris&quot; : [ &quot;http://www.mendeley.com/documents/?uuid=52ce16b7-06bc-48cd-9af5-7ee08e013bcf&quot; ] }, { &quot;id&quot; : &quot;ITEM-2&quot;, &quot;itemData&quot; : { &quot;author&quot; : [ { &quot;family&quot; : &quot;Tversky&quot;, &quot;given&quot; : &quot;Amos&quot; }, { &quot;family&quot; : &quot;Kahneman&quot;, &quot;given&quot; : &quot;Daniel&quot; } ], &quot;container-title&quot; : &quot;Journal of Risk and Uncertainty&quot;, &quot;id&quot; : &quot;ITEM-2&quot;, &quot;issued&quot; : { &quot;date-parts&quot; : [ [ &quot;1992&quot; ] ] }, &quot;note&quot; : &quot;&lt;m:note/&gt;&quot;, &quot;title&quot; : &quot;Advances in prospect theory&quot;, &quot;type&quot; : &quot;article-journal&quot; }, &quot;uris&quot; : [ &quot;http://www.mendeley.com/documents/?uuid=fde989a5-e7d8-4264-a801-b70d77936f92&quot; ] } ], &quot;mendeley&quot; : { &quot;previouslyFormattedCitation&quot; : &quot;[3,13]&quot; }, &quot;properties&quot; : { &quot;noteIndex&quot; : 0 }, &quot;schema&quot; : &quot;https://github.com/citation-style-language/schema/raw/master/csl-citation.json&quot; }"/><field:param field:name="vnd.oasis.opendocument.field.id" field:value="81"/></field:fieldmark-start><text:span text:style-name="T3">[3,13]</text:span><field:fieldmark-end/>, behavioral economists have consistently demonstrated that people typically discount psychologically distant rewards according to a hyperbolic function. That is, the further in time that a reward will be realized, the less value people assign that reward. The value decreases exponentially (hyperbolically) according to its distance. One weakness in many of these experiments, however, is that they lose consistency when the reward amounts become too large or too small. Asking someone whether they prefer $15 million now or $30 million dollars at the end of the month can provide unexpected results. Likewise, when people are asked to work with amounts of money they deem extremely small, they often respond inconsistently. The small end of the scale is sometimes called the “peanuts zone” because people say, “I don’t know, that’s just peanuts.”</text:p>
        <text:p text:style-name="Standard">Given that nearly all transactions in MTurk and similar environments are within this area, it’s unclear whether Turkers will behave according to ordinary models. The explanation for the peanuts effect is that the monetary amounts in question are trivial – yet Turkers consistently perform work (albeit of varying quality) for these trivial amounts.</text:p>
        <text:p text:style-name="Standard">I conducted an experiment that employed techniques and models from behavioral economics in an attempt to motivate workers to return for a follow up task later. The proposed experiment contributes an estimation of parameters for Mechanical Turk workers in theoretical hyperbolic time discounting functions and implications for the design of crowdsourced tasks. </text:p>
        <text:p text:style-name="P8">Background</text:p>
        <text:p text:style-name="Standard">Bernstein et al. successfully employed a retainer model that enabled them to keep workers on standby until a specific moment when they would be asked to work.   The longest the experimenters kept a worker on retainer was 30 minutes <field:fieldmark-start text:name="__Fieldmark__3_115075258" field:type="vnd.oasis.opendocument.field.UNHANDLED"><field:param field:name="vnd.oasis.opendocument.field.code" field:value="ADDIN CSL_CITATION { &quot;citationItems&quot; : [ { &quot;id&quot; : &quot;ITEM-1&quot;, &quot;itemData&quot; : { &quot;DOI&quot; : &quot;10.1145/2047196.2047201&quot;, &quot;ISBN&quot; : &quot;9781450307161&quot;, &quot;author&quot; : [ { &quot;family&quot; : &quot;Bernstein&quot;, &quot;given&quot; : &quot;Michael S&quot; }, { &quot;family&quot; : &quot;Brandt&quot;, &quot;given&quot; : &quot;Joel&quot; }, { &quot;family&quot; : &quot;Miller&quot;, &quot;given&quot; : &quot;Robert C&quot; }, { &quot;family&quot; : &quot;Karger&quot;, &quot;given&quot; : &quot;David R&quot; } ], &quot;container-title&quot; : &quot;Proc UIST 11&quot;, &quot;id&quot; : &quot;ITEM-1&quot;, &quot;issued&quot; : { &quot;date-parts&quot; : [ [ &quot;2011&quot; ] ] }, &quot;note&quot; : &quot;&lt;m:note/&gt;&quot;, &quot;publisher&quot; : &quot;ACM Press&quot;, &quot;title&quot; : &quot;Crowds in two seconds&quot;, &quot;type&quot; : &quot;paper-conference&quot; }, &quot;uris&quot; : [ &quot;http://www.mendeley.com/documents/?uuid=1a3b33f3-7e3c-42d1-84da-e881216bf989&quot; ] } ], &quot;mendeley&quot; : { &quot;previouslyFormattedCitation&quot; : &quot;[2]&quot; }, &quot;properties&quot; : { &quot;noteIndex&quot; : 0 }, &quot;schema&quot; : &quot;https://github.com/citation-style-language/schema/raw/master/csl-citation.json&quot; }"/><field:param field:name="vnd.oasis.opendocument.field.id" field:value="81"/></field:fieldmark-start><text:span text:style-name="T3">[2]</text:span><field:fieldmark-end/>. This solution could be framed in terms of getting workers who complete a task at time t0 to return at t1 for a new task. The design implemented for the study (using a javascript alert to draw attention to the task window), however, is less realistic for scenarios in which the t1 is much further in the future than t0 like, for example, 2 days since workers might not even be at the computer, or the computer might have been restarted. Other alternatives have <text:soft-page-break/>been tried, but these are all aimed at solving the problem of high latency in work response time rather than improving retention rates for returning workers.</text:p>
        <text:p text:style-name="Standard">Researchers have shown that paying more for a task elicits greater volunteerism but no increase in quality <field:fieldmark-start text:name="__Fieldmark__4_115075258" field:type="vnd.oasis.opendocument.field.UNHANDLED"><field:param field:name="vnd.oasis.opendocument.field.code" field:value="ADDIN CSL_CITATION { &quot;citationItems&quot; : [ { &quot;id&quot; : &quot;ITEM-1&quot;, &quot;itemData&quot; : { &quot;DOI&quot; : &quot;10.1145/1809400.1809422&quot;, &quot;ISBN&quot; : &quot;9781605586724&quot;, &quot;abstract&quot; : &quot;The relationship between financial incentives and performance, long of interest to social scientists, has gained new relevance with the advent of web-based \&quot;crowd-sourcing\&quot; models of production. Here we investigate the effect of compensation on performance in the context of two experiments, conducted on Amazon's Mechanical Turk (AMT). We find that increased financial incentives increase the quantity, but not the quality, of work performed by participants, where the difference appears to be due to an \&quot;anchoring\&quot; effect: workers who were paid more also perceived the value of their work to be greater, and thus were no more motivated than workers paid less. In contrast with compensation levels, we find the details of the compensation scheme do matter--specifically, a \&quot;quota\&quot; system results in better work for less pay than an equivalent \&quot;piece rate\&quot; system. Although counterintuitive, these findings are consistent with previous laboratory studies, and may have real-world analogs as well.&quot;, &quot;author&quot; : [ { &quot;family&quot; : &quot;Mason&quot;, &quot;given&quot; : &quot;Winter&quot; }, { &quot;family&quot; : &quot;Watts&quot;, &quot;given&quot; : &quot;Duncan J&quot; } ], &quot;container-title&quot; : &quot;ACM SIGKDD Explorations Newsletter&quot;, &quot;id&quot; : &quot;ITEM-1&quot;, &quot;issue&quot; : &quot;2&quot;, &quot;issued&quot; : { &quot;date-parts&quot; : [ [ &quot;2010&quot; ] ] }, &quot;note&quot; : &quot;&lt;m:note/&gt;&quot;, &quot;page&quot; : &quot;100&quot;, &quot;publisher&quot; : &quot;ACM&quot;, &quot;title&quot; : &quot;Financial incentives and the \&quot;performance of crowds\&quot;&quot;, &quot;type&quot; : &quot;article-journal&quot;, &quot;volume&quot; : &quot;11&quot; }, &quot;uris&quot; : [ &quot;http://www.mendeley.com/documents/?uuid=c030852f-d712-4763-83e9-1c303c9ee91a&quot; ] } ], &quot;mendeley&quot; : { &quot;previouslyFormattedCitation&quot; : &quot;[9]&quot; }, &quot;properties&quot; : { &quot;noteIndex&quot; : 0 }, &quot;schema&quot; : &quot;https://github.com/citation-style-language/schema/raw/master/csl-citation.json&quot; }"/><field:param field:name="vnd.oasis.opendocument.field.id" field:value="81"/></field:fieldmark-start><text:span text:style-name="T3">[9]</text:span><field:fieldmark-end/>. Similarly, Shaw, Horten, and Chen tested a variety of incentive structures designed to increase quality with few useful results <field:fieldmark-start text:name="__Fieldmark__5_115075258" field:type="vnd.oasis.opendocument.field.UNHANDLED"><field:param field:name="vnd.oasis.opendocument.field.code" field:value="ADDIN CSL_CITATION { &quot;citationItems&quot; : [ { &quot;id&quot; : &quot;ITEM-1&quot;, &quot;itemData&quot; : { &quot;abstract&quot; : &quot;The emergence of online labor markets makes it far easier to use individual human raters to evaluate materials for data collection and analysis in the social sciences. In this paper, we report the results of an experimentconducted in an on- line labor marketthat measured the effectiveness of a col- lection of social and financial incentive schemes for motivat- ing workers to conduct a qualitative, content analysis task. Overall, workers performed better than chance, but results varied considerably depending on task difficulty. We find that treatment conditions which asked workers to prospec- tively think about the responses of their peerswhen com- bined with financial incentives produced more accurate performance. Other treatments generally had weak effects on quality. Workers in India performed significantly worse than US workers, regardless of treatment group.&quot;, &quot;author&quot; : [ { &quot;family&quot; : &quot;Shaw&quot;, &quot;given&quot; : &quot;Aaron D&quot; }, { &quot;family&quot; : &quot;Horton&quot;, &quot;given&quot; : &quot;John J&quot; }, { &quot;family&quot; : &quot;Chen&quot;, &quot;given&quot; : &quot;Daniel L&quot; } ], &quot;container-title&quot; : &quot;CSCW&quot;, &quot;id&quot; : &quot;ITEM-1&quot;, &quot;issued&quot; : { &quot;date-parts&quot; : [ [ &quot;2011&quot; ] ] }, &quot;note&quot; : &quot;&lt;m:note/&gt;&quot;, &quot;page&quot; : &quot;1-8&quot;, &quot;publisher&quot; : &quot;ACM&quot;, &quot;title&quot; : &quot;Designing Incentives for Inexpert Human Raters&quot;, &quot;type&quot; : &quot;article-journal&quot; }, &quot;uris&quot; : [ &quot;http://www.mendeley.com/documents/?uuid=7494b5a5-41f7-463a-9e2f-1fc8af5baf9b&quot; ] } ], &quot;mendeley&quot; : { &quot;previouslyFormattedCitation&quot; : &quot;[12]&quot; }, &quot;properties&quot; : { &quot;noteIndex&quot; : 0 }, &quot;schema&quot; : &quot;https://github.com/citation-style-language/schema/raw/master/csl-citation.json&quot; }"/><field:param field:name="vnd.oasis.opendocument.field.id" field:value="81"/></field:fieldmark-start><text:span text:style-name="T3">[12]</text:span><field:fieldmark-end/>. Neither of these studies examined the question of motivating workers to return to a task later.</text:p>
        <text:p text:style-name="Standard">Behavioral economists have long known that people respond to time variant decisions according a hyperbolic function <field:fieldmark-start text:name="__Fieldmark__6_115075258" field:type="vnd.oasis.opendocument.field.UNHANDLED"><field:param field:name="vnd.oasis.opendocument.field.code" field:value="ADDIN CSL_CITATION { &quot;citationItems&quot; : [ { &quot;id&quot; : &quot;ITEM-1&quot;, &quot;itemData&quot; : { &quot;DOI&quot; : &quot;10.1257/002205102320161311&quot;, &quot;ISBN&quot; : &quot;0471382248&quot;, &quot;abstract&quot; : &quot;This paper discusses the discounted utility (DU) model: its historical development, underlying assumptions, and ``anomalies'' - the empirical regularities that are inconsistent with its theoretical predictions. We then summarize the alternate theoretical formulations that have been advanced to address these anomalies. We also review three decades of empirical research on intertemporal choice, and discuss reasons for the spectacular variation in implicit discount rates across studies. Throughout the paper, we stress the importance of distinguishing time preference, per se, from many other considerations that also influence intertemporal choices.&quot;, &quot;author&quot; : [ { &quot;family&quot; : &quot;Frederick&quot;, &quot;given&quot; : &quot;Shane&quot; }, { &quot;family&quot; : &quot;Loewenstein&quot;, &quot;given&quot; : &quot;George&quot; }, { &quot;family&quot; : &quot;O'donoghue&quot;, &quot;given&quot; : &quot;Ted&quot; } ], &quot;chapter-number&quot; : &quot;351&quot;, &quot;container-title&quot; : &quot;Journal of Economic Literature&quot;, &quot;id&quot; : &quot;ITEM-1&quot;, &quot;issue&quot; : &quot;2&quot;, &quot;issued&quot; : { &quot;date-parts&quot; : [ [ &quot;2002&quot; ] ] }, &quot;note&quot; : &quot;&lt;m:note/&gt;&quot;, &quot;page&quot; : &quot;351-401&quot;, &quot;publisher&quot; : &quot;American Economic Association&quot;, &quot;title&quot; : &quot;Time Discounting and Time Preference: A Critical Review&quot;, &quot;type&quot; : &quot;article-journal&quot;, &quot;volume&quot; : &quot;40&quot; }, &quot;uris&quot; : [ &quot;http://www.mendeley.com/documents/?uuid=52ce16b7-06bc-48cd-9af5-7ee08e013bcf&quot; ] } ], &quot;mendeley&quot; : { &quot;previouslyFormattedCitation&quot; : &quot;[3]&quot; }, &quot;properties&quot; : { &quot;noteIndex&quot; : 0 }, &quot;schema&quot; : &quot;https://github.com/citation-style-language/schema/raw/master/csl-citation.json&quot; }"/><field:param field:name="vnd.oasis.opendocument.field.id" field:value="81"/></field:fieldmark-start><text:span text:style-name="T3">[3]</text:span><field:fieldmark-end/>. While the general curvature is hyperbolic, the precise parameters are unknown and likely subject to a number of contextual factors such as framing <field:fieldmark-start text:name="__Fieldmark__7_115075258" field:type="vnd.oasis.opendocument.field.UNHANDLED"><field:param field:name="vnd.oasis.opendocument.field.code" field:value="ADDIN CSL_CITATION { &quot;citationItems&quot; : [ { &quot;id&quot; : &quot;ITEM-1&quot;, &quot;itemData&quot; : { &quot;abstract&quot; : &quot;Economics can be distinguished from other social sciences by the belief that most (all?) behavior can be explained by assuming that agents have stable, well-defined preferences and make rational choices consistent with those pref- erences in markets that (eventually) clear. An empirical result qualifies as an anomaly if it is difficult to \&quot;rationalize,\&quot; or if implausible assumptions are necessary to explain it within the paradigm. This column presents a series of such anomalies. Readers are invited to suggest topics for future columns by sending a note with some reference to (or better yet copies of) the relevant research. Comments on anomalies printed here are also welcome. The address is: Richard Thaler, c/o Journal of Economic Perspectives, Johnson Graduate School of Management, Malott Hall, Cornell University, Ithaca, NY 14853. After this issue, the \&quot;Anomalies\&quot; column will no longer appear in every issue and instead will appear occasionally, when a pressing anomaly crosses Dick Thaler's desk. However, suggestions for new columns and comments on old ones are still welcome. Thaler would like to quash one rumor before it gets started, namely that he is cutting back because he has run out of anomalies. Au contraire, it is the dilemma of choosing which juicy anomaly to discuss that takes so much time.&quot;, &quot;author&quot; : [ { &quot;family&quot; : &quot;Kahneman&quot;, &quot;given&quot; : &quot;Daniel&quot; }, { &quot;family&quot; : &quot;Knetsch&quot;, &quot;given&quot; : &quot;Jack L&quot; }, { &quot;family&quot; : &quot;Thaler&quot;, &quot;given&quot; : &quot;Richard H&quot; } ], &quot;container-title&quot; : &quot;Journal of Economic Perspectives&quot;, &quot;editor&quot; : [ { &quot;family&quot; : &quot;Kahneman&quot;, &quot;given&quot; : &quot;D&quot; }, { &quot;family&quot; : &quot;Tversky&quot;, &quot;given&quot; : &quot;A&quot; } ], &quot;id&quot; : &quot;ITEM-1&quot;, &quot;issue&quot; : &quot;1&quot;, &quot;issued&quot; : { &quot;date-parts&quot; : [ [ &quot;1991&quot; ] ] }, &quot;note&quot; : &quot;&lt;m:note/&gt;&quot;, &quot;page&quot; : &quot;193-206&quot;, &quot;publisher&quot; : &quot;JSTOR&quot;, &quot;title&quot; : &quot;Anomalies The Endowment Effect , Loss Aversion , and Status Quo Bias&quot;, &quot;type&quot; : &quot;article-journal&quot;, &quot;volume&quot; : &quot;5&quot; }, &quot;uris&quot; : [ &quot;http://www.mendeley.com/documents/?uuid=697c8393-72de-4a37-aaf9-7428a24e9dda&quot; ] } ], &quot;mendeley&quot; : { &quot;previouslyFormattedCitation&quot; : &quot;[8]&quot; }, &quot;properties&quot; : { &quot;noteIndex&quot; : 0 }, &quot;schema&quot; : &quot;https://github.com/citation-style-language/schema/raw/master/csl-citation.json&quot; }"/><field:param field:name="vnd.oasis.opendocument.field.id" field:value="81"/></field:fieldmark-start><text:span text:style-name="T3">[8]</text:span><field:fieldmark-end/>. In general, this means that people prefer a smaller amount of money now to a larger amount of money later. The further out this goes, the larger the amount has to be to dissuade people from taking the smaller amount now. These results suggest that motivating people to perform a task in the future will require larger amounts of money for more distant events and smaller amounts of money for tasks couched in terms of losses rather than gains (since people are risk averse) <field:fieldmark-start text:name="__Fieldmark__8_115075258" field:type="vnd.oasis.opendocument.field.UNHANDLED"><field:param field:name="vnd.oasis.opendocument.field.code" field:value="ADDIN CSL_CITATION { &quot;citationItems&quot; : [ { &quot;id&quot; : &quot;ITEM-1&quot;, &quot;itemData&quot; : { &quot;author&quot; : [ { &quot;family&quot; : &quot;Tversky&quot;, &quot;given&quot; : &quot;Amos&quot; }, { &quot;family&quot; : &quot;Kahneman&quot;, &quot;given&quot; : &quot;Daniel&quot; } ], &quot;container-title&quot; : &quot;Journal of Risk and Uncertainty&quot;, &quot;id&quot; : &quot;ITEM-1&quot;, &quot;issued&quot; : { &quot;date-parts&quot; : [ [ &quot;1992&quot; ] ] }, &quot;note&quot; : &quot;&lt;m:note/&gt;&quot;, &quot;title&quot; : &quot;Advances in prospect theory&quot;, &quot;type&quot; : &quot;article-journal&quot; }, &quot;uris&quot; : [ &quot;http://www.mendeley.com/documents/?uuid=fde989a5-e7d8-4264-a801-b70d77936f92&quot; ] } ], &quot;mendeley&quot; : { &quot;previouslyFormattedCitation&quot; : &quot;[13]&quot; }, &quot;properties&quot; : { &quot;noteIndex&quot; : 0 }, &quot;schema&quot; : &quot;https://github.com/citation-style-language/schema/raw/master/csl-citation.json&quot; }"/><field:param field:name="vnd.oasis.opendocument.field.id" field:value="81"/></field:fieldmark-start><text:span text:style-name="T3">[13]</text:span><field:fieldmark-end/>.</text:p>
        <text:p text:style-name="Heading_20_1">METHODS</text:p>
        <text:p text:style-name="Standard">I conducted a between subjects experiment on Mechanical Turk limiting workers to the United States. I recruited workers for a brief task in exchange for $0.15 and randomly assigned them to condition. I wanted the task itself to be a believable one for which the requester might actually want the Turker to return at a later time. As such, I designed a brief questionnaire about grocery shopping habits which quickly hones in on questions about potato chips and Doritos. Turkers then advance to a silly Doritos ad from the Superbowl 2010 and answer some questions about it. Only after they advance to the third page are they informed that we will ask them to join a followup HIT. The idea I’m trying to implicitly convey is that we will want to see if the ad convinced them to buy Doritos. If they don’t understand that, however, no confounds are introduced. At this point in the task Turker’s experiences will differ based on which condition they were randomly assigned to. </text:p>
        <text:p text:style-name="Standard">The experimental design was a 4 x 3 x 2. I tested four bonus conditions: no bonus offered; a fixed bonus offered ($0.20); and two incentive compatible bonus elicitation methods: a common bid, and a BDM<field:fieldmark-start text:name="__Fieldmark__9_115075258" field:type="vnd.oasis.opendocument.field.UNHANDLED"><field:param field:name="vnd.oasis.opendocument.field.code" field:value="ADDIN CSL_CITATION { &quot;citationItems&quot; : [ { &quot;id&quot; : &quot;ITEM-1&quot;, &quot;itemData&quot; : { &quot;DOI&quot; : &quot;10.1002/bs.3830090304&quot;, &quot;abstract&quot; : &quot;A person deciding on a career, a wife, or a place to live bases his choice on two factors: (1) How much do I like each of the available alternatives? and (2) What are the chances for a successful outcome of each alternative? These two factors comprise the utility of each outcome for the person making the choice. This notion of utility is fundamental to most current theories of decision behavior. According to the expected utility hypothesis, if we could know the utility function of a person, we could predict his choice from among any set of actions or objects. But the utility function of a given subject is almost impossible to measure directly. To circumvent this difficulty, stochastic models of choice behavior have been formulated which do not predict the subject's choices but make statements about the probabilities that the subject will choose a given action. This paper reports an experiment to measure utility and to test one stochastic model of choice behavior.&quot;, &quot;author&quot; : [ { &quot;family&quot; : &quot;Becker&quot;, &quot;given&quot; : &quot;Gordon M&quot; }, { &quot;family&quot; : &quot;DeGroot&quot;, &quot;given&quot; : &quot;Morris H&quot; }, { &quot;family&quot; : &quot;Marschak&quot;, &quot;given&quot; : &quot;Jacob&quot; } ], &quot;chapter-number&quot; : &quot;226&quot;, &quot;container-title&quot; : &quot;Behavioral Science&quot;, &quot;id&quot; : &quot;ITEM-1&quot;, &quot;issue&quot; : &quot;3&quot;, &quot;issued&quot; : { &quot;date-parts&quot; : [ [ &quot;1964&quot; ] ] }, &quot;note&quot; : &quot;&lt;m:note/&gt;&quot;, &quot;page&quot; : &quot;226-232&quot;, &quot;publisher&quot; : &quot;Wiley Online Library&quot;, &quot;title&quot; : &quot;Measuring Utility by a Single-Response Sequential Method&quot;, &quot;type&quot; : &quot;article-journal&quot;, &quot;volume&quot; : &quot;9&quot; }, &quot;uris&quot; : [ &quot;http://www.mendeley.com/documents/?uuid=470832e7-50d7-42e8-81ac-214d9fe09999&quot; ] } ], &quot;mendeley&quot; : { &quot;previouslyFormattedCitation&quot; : &quot;[1]&quot; }, &quot;properties&quot; : { &quot;noteIndex&quot; : 0 }, &quot;schema&quot; : &quot;https://github.com/citation-style-language/schema/raw/master/csl-citation.json&quot; }"/><field:param field:name="vnd.oasis.opendocument.field.id" field:value="81"/></field:fieldmark-start><text:span text:style-name="T3">[1]</text:span><field:fieldmark-end/> bid. Incentive compatible methods, in general, are methods for eliciting fair prices from participants. If I were to ask a participant to simply name a price for which they would return, they might ask for an unrealistic amount ($1 million). Conversely, if I informed participants that too high of a bid would result in a severe punishment, I would depress prices to an unrealistic amount ($0). <text:s/>The text of the BDM method that I used is as follows:</text:p>
        <text:p text:style-name="P2">You might be wondering how much of a bonus you've won. We have a bonus amount in mind that we believe is fair compensation for the followup HIT. Enter a bid that will motivate you to return for the followup HIT. If the amount you suggest is higher than the amount we have in mind, you will no longer be eligible for the followup HIT and won't win the bonus. If the amount you suggest is less than or equal to the amount we have in mind, you'll be eligible. We'll tell you if you're eligible right away. It's in your best interest to tell us the smallest amount that will motivate you to return.</text:p>
        <text:p text:style-name="Standard">The common bid text is as follows: </text:p>
        <text:p text:style-name="P2">You might be wondering how much of a bonus you've won. We're not sure how much of a bonus to offer for the followup HIT. Enter a bid that will motivate you to return for the followup HIT. We'll invite Turkers back for the followup HIT starting with the lowest bids. We'll tell you if you're eligible right away. It's in your best interest to tell us the smallest amount that will motivate you to return.</text:p>
        <text:p text:style-name="Standard">Although these are both complex constructions, I would suggest that they remain simpler than Shaw, Horten, and Chen’s Bayesian Truth Serum formulation <field:fieldmark-start text:name="__Fieldmark__10_115075258" field:type="vnd.oasis.opendocument.field.UNHANDLED"><field:param field:name="vnd.oasis.opendocument.field.code" field:value="ADDIN CSL_CITATION { &quot;citationItems&quot; : [ { &quot;id&quot; : &quot;ITEM-1&quot;, &quot;itemData&quot; : { &quot;abstract&quot; : &quot;The emergence of online labor markets makes it far easier to use individual human raters to evaluate materials for data collection and analysis in the social sciences. In this paper, we report the results of an experimentconducted in an on- line labor marketthat measured the effectiveness of a col- lection of social and financial incentive schemes for motivat- ing workers to conduct a qualitative, content analysis task. Overall, workers performed better than chance, but results varied considerably depending on task difficulty. We find that treatment conditions which asked workers to prospec- tively think about the responses of their peerswhen com- bined with financial incentives produced more accurate performance. Other treatments generally had weak effects on quality. Workers in India performed significantly worse than US workers, regardless of treatment group.&quot;, &quot;author&quot; : [ { &quot;family&quot; : &quot;Shaw&quot;, &quot;given&quot; : &quot;Aaron D&quot; }, { &quot;family&quot; : &quot;Horton&quot;, &quot;given&quot; : &quot;John J&quot; }, { &quot;family&quot; : &quot;Chen&quot;, &quot;given&quot; : &quot;Daniel L&quot; } ], &quot;container-title&quot; : &quot;CSCW&quot;, &quot;id&quot; : &quot;ITEM-1&quot;, &quot;issued&quot; : { &quot;date-parts&quot; : [ [ &quot;2011&quot; ] ] }, &quot;note&quot; : &quot;&lt;m:note/&gt;&quot;, &quot;page&quot; : &quot;1-8&quot;, &quot;publisher&quot; : &quot;ACM&quot;, &quot;title&quot; : &quot;Designing Incentives for Inexpert Human Raters&quot;, &quot;type&quot; : &quot;article-journal&quot; }, &quot;uris&quot; : [ &quot;http://www.mendeley.com/documents/?uuid=7494b5a5-41f7-463a-9e2f-1fc8af5baf9b&quot; ] } ], &quot;mendeley&quot; : { &quot;previouslyFormattedCitation&quot; : &quot;[12]&quot; }, &quot;properties&quot; : { &quot;noteIndex&quot; : 0 }, &quot;schema&quot; : &quot;https://github.com/citation-style-language/schema/raw/master/csl-citation.json&quot; }"/><field:param field:name="vnd.oasis.opendocument.field.id" field:value="81"/></field:fieldmark-start><text:span text:style-name="T3">[12]</text:span><field:fieldmark-end/>. These bid amounts are a primary dependent variable for analysis.</text:p>
        <text:p text:style-name="Standard">Workers then have the opportunity to request up to four different kinds of assistance which I use as a surrogate for likelihood to return. They can ask for help making a bookmark to the followup HIT or adding a reminder to their electronic calendar. We can also send them an email immediately with all of the information about the followup HIT or we can send them an email some amount of time (user specified) prior to their window of eligibility.</text:p>
        <text:p text:style-name="Standard">Workers were asked about one of three time frames: 15 minutes later with a 2 minute eligibility window, 1 day later with a 30 minute eligibility window, or 3 days later with a 1 hour 30 minute eligibility window. The windows grow with the time because a substantial subset of return tasks might be more concerned with getting a returning worker at about the right time than at an exact time. This fuzziness is likely to increase with the delay since the cost of losing a returning worker (to task completion) increases with the delay.</text:p>
        <text:p text:style-name="Standard">Finally, workers were shown one of two framings: gains or losses. The text I used for gains was:</text:p>
        <text:p text:style-name="P2">Congratulations! You have the opportunity to win a bonus!</text:p>
        <text:p text:style-name="Standard">The text I used for losses was:</text:p>
        <text:p text:style-name="P2">Congratulations! You've won a bonus, but you might lose it!</text:p>
        <text:p text:style-name="Standard"><text:soft-page-break/>No follow up task was actually provided to any workers. When they reached the point in the experiment at which <draw:frame draw:style-name="fr1" draw:name="Frame1" text:anchor-type="char" svg:x="-0.1634in" svg:y="0.0563in" svg:width="3.6673in" svg:height="3.9244in" draw:z-index="0"><draw:text-box><text:p text:style-name="P1">Table 1. Participants (N) per condition (framing italicized).</text:p><table:table table:name="Table2" table:style-name="Table2"><table:table-column table:style-name="Table2.A"/><table:table-column table:style-name="Table2.B"/><table:table-column table:style-name="Table2.C"/><table:table-column table:style-name="Table2.D"/><table:table-column table:style-name="Table2.E"/><table:table-row table:style-name="Table2.1"><table:table-cell table:style-name="Table2.A1" office:value-type="string"><text:p text:style-name="P4"/></table:table-cell><table:table-cell table:style-name="Table2.A1" office:value-type="string"><text:p text:style-name="P6">No Bonus</text:p></table:table-cell><table:table-cell table:style-name="Table2.A1" office:value-type="string"><text:p text:style-name="P6">Fixed Bonus</text:p></table:table-cell><table:table-cell table:style-name="Table2.A1" office:value-type="string"><text:p text:style-name="P6">Common Bid</text:p></table:table-cell><table:table-cell table:style-name="Table2.E1" office:value-type="string"><text:p text:style-name="P6">BDM <text:line-break/>Bid</text:p></table:table-cell></table:table-row><table:table-row table:style-name="Table2.2"><table:table-cell table:style-name="Table2.A2" office:value-type="string"><text:p text:style-name="P5">15 min.</text:p></table:table-cell><table:table-cell table:style-name="Table2.A2" office:value-type="string"><text:p text:style-name="P5">N = 24</text:p></table:table-cell><table:table-cell table:style-name="Table2.A2" office:value-type="string"><text:p text:style-name="P1"><text:span text:style-name="T4">Gains</text:span>: N = 23</text:p><text:p text:style-name="P5"><text:span text:style-name="T4">Losses</text:span>: N = 23</text:p></table:table-cell><table:table-cell table:style-name="Table2.A2" office:value-type="string"><text:p text:style-name="P1"><text:span text:style-name="T4">Gains</text:span>: <text:line-break/>N = 24</text:p><text:p text:style-name="P5"><text:span text:style-name="T4">Losses</text:span>: <text:line-break/>N = 23</text:p></table:table-cell><table:table-cell table:style-name="Table2.E2" office:value-type="string"><text:p text:style-name="P1"><text:span text:style-name="T4">Gains</text:span>: <text:line-break/>N = 24</text:p><text:p text:style-name="P5"><text:span text:style-name="T4">Losses</text:span>: <text:line-break/>N = 23</text:p></table:table-cell></table:table-row><table:table-row table:style-name="Table2.3"><table:table-cell table:style-name="Table2.A2" office:value-type="string"><text:p text:style-name="P5">1 day</text:p></table:table-cell><table:table-cell table:style-name="Table2.A2" office:value-type="string"><text:p text:style-name="P5">N = 24</text:p></table:table-cell><table:table-cell table:style-name="Table2.A2" office:value-type="string"><text:p text:style-name="P1"><text:span text:style-name="T4">Gains</text:span>: N = 23</text:p><text:p text:style-name="P5"><text:span text:style-name="T4">Losses</text:span>:<text:span text:style-name="T4"> </text:span>N = 23</text:p></table:table-cell><table:table-cell table:style-name="Table2.A2" office:value-type="string"><text:p text:style-name="P1"><text:span text:style-name="T4">Gains</text:span>: <text:line-break/>N = 23</text:p><text:p text:style-name="P5"><text:span text:style-name="T4">Losses</text:span>: <text:line-break/>N = 23</text:p></table:table-cell><table:table-cell table:style-name="Table2.E2" office:value-type="string"><text:p text:style-name="P1"><text:span text:style-name="T4">Gains</text:span>: <text:line-break/>N = 23</text:p><text:p text:style-name="P5"><text:span text:style-name="T4">Losses</text:span>: <text:line-break/>N = 23</text:p></table:table-cell></table:table-row><table:table-row table:style-name="Table2.3"><table:table-cell table:style-name="Table2.A2" office:value-type="string"><text:p text:style-name="P5">3 days</text:p></table:table-cell><table:table-cell table:style-name="Table2.A2" office:value-type="string"><text:p text:style-name="P5">N = 24</text:p></table:table-cell><table:table-cell table:style-name="Table2.A2" office:value-type="string"><text:p text:style-name="P1"><text:span text:style-name="T4">Gains</text:span>: N = 23</text:p><text:p text:style-name="P5"><text:span text:style-name="T4">Losses</text:span>: N = 23</text:p></table:table-cell><table:table-cell table:style-name="Table2.A2" office:value-type="string"><text:p text:style-name="P1"><text:span text:style-name="T4">Gains</text:span>: <text:line-break/>N = 24</text:p><text:p text:style-name="P5"><text:span text:style-name="T4">Losses</text:span>: N = 23</text:p></table:table-cell><table:table-cell table:style-name="Table2.E2" office:value-type="string"><text:p text:style-name="P1"><text:span text:style-name="T4">Gains</text:span>: <text:line-break/>N = 23</text:p><text:p text:style-name="P5"><text:span text:style-name="T4">Losses</text:span>: <text:line-break/>N = 23</text:p></table:table-cell></table:table-row></table:table><text:p text:style-name="P6"/></draw:text-box></draw:frame>they would be provided the link, workers are informed that our budget has (sadly) run out and we are unable to offer the follow up HIT and bonus.</text:p>
        <text:p text:style-name="Standard">Primary dependent variables are the bid requests and the number of requested reminders (as a surrogate for motivation to return). Hypotheses are as follows.</text:p>
        <text:p text:style-name="Standard">H1: Participants will require larger rewards for more distant follow up hits and request more reminders.</text:p>
        <text:p text:style-name="Standard">H2: Participants who are oriented in a loss oriented frame will request more reminders than those in a gains oriented frame.</text:p>
        <text:p text:style-name="Standard">H3: Workers in incentive-compatible bid elicitation conditions will request more reminders than those in fixed and no-bonus conditions.</text:p>
        <text:p text:style-name="Heading_20_1">RESULTS</text:p>
        <text:p text:style-name="Standard">418 Turkers completed the HIT and are included in the analysis. These were divided among conditions as shown in table 1.</text:p>
        <text:p text:style-name="Standard">The distribution of bonus bid amounts requested conformed approximately to a power law so I transformed this data by taking the log. The logged bid amounts are very close to a normal distribution. </text:p>
        <text:p text:style-name="Standard">I evaluated H1 with an overall ANOVA and three planned contrasts. The overall ANOVA results along bid amount are insignificant with F(2,2) = 2.37; p &lt; .09. The planned contrasts show that participants request a significantly higher bid in the 3 days condition in comparison to 15 minutes, but the 1 day condition is not significantly different from 15 minutes or from 3 days. The overall ANOVA for total reminders requested is significant with F(2,2) = 4.31; p &lt; .01. The planned contrasts reveal that significantly fewer reminders are requested for 15 minutes than 1 or 3 days. There is no significant difference between the number of reminders requested for 1 or 3 days. Therefore, H1 is partially supported.</text:p>
        <text:p text:style-name="Standard">I evaluated H2 with an overall ANOVA and found no significant difference in the number of reminders requested based on framing.</text:p>
        <text:p text:style-name="Standard">I also evaluated H3 with an overall ANOVA and found no significant differences in the number of reminders requested based on bid elicitation method.</text:p>
        <text:p text:style-name="Standard">Post-hoc analysis showed no significant differences in elicited bids between common bid and BDM bid.</text:p>
        <text:p text:style-name="Standard">Two questions inserted into the grocery shopping survey explored participants’ risk aversion. These items were evaluated on a 5 point labeled Likert scale {Strongly Agree, Agree, Neither Agree nor Disagree, Disagree, Strongly Disagree}. The questions were:</text:p>
        <text:list xml:id="list8853671366231232080" text:style-name="WW8Num13">
          <text:list-item>
            <text:p text:style-name="P3">In general, I’ll go out on a limb and take risks.</text:p>
          </text:list-item>
          <text:list-item>
            <text:p text:style-name="P3">I usually like to play it safe.</text:p>
          </text:list-item>
        </text:list>
        <text:p text:style-name="Standard">Inverting either question results in a correlation of .60 suggesting the creation of a scale. No interaction was observed between this risk aversion scale and either the total number of reminders requested (p &lt; .28) or the bid elicited (p &lt; .18).</text:p>
        <text:p text:style-name="Heading_20_1">discussion</text:p>
        <text:p text:style-name="Standard">H1 received partial support and was observed to trend towards full support. The results demonstrate that distant returns do require a larger bonus than immediate returns. I would speculate that Turkers may perceive return events in two bins rather than linearly. That is, there is some relatively fixed cost required for an immediate (or near immediate) return event. The proximate return cost is likely estimable based on Turkers’ perceptions of the worthwhileness of the first HIT in comparison with other HITs available at that time. The more distant cost may also be relatively fixed and increase because of the additional effort required to return at a specific time. These results suggest that testing a greater number of periods may enable modeling in this “peanuts zone.” Though the absence of an interaction between risk aversion and framing may be due to the peanuts effect.</text:p>
        <text:p text:style-name="Standard"/>
        <text:p text:style-name="Standard">Framing effects may have had a smaller effect in this context since I am technically incapable of actually giving the workers a bonus and then revoking it. Instead, I relied on the substantially weaker effect of simply telling the <text:soft-page-break/>worker that they had already won the bonus, or they are eligible to win the bonus.</text:p>
        <text:p text:style-name="Standard">The effects of the manipulations on the total reminders requested is somewhat disappointing but ultimately may not be an indicator of actual likelihood to return. Future work will explore this possibility.</text:p>
        <text:p text:style-name="Heading_20_1">fUTURE WORK</text:p>
        <text:p text:style-name="Standard">Given that there were no significant differences for framing effects or bid elicitation method, I will drop those from future work. I plan to rerun the experiment with alternative conditions. I will test a greater number of time periods in 3 bins: less than a day, 1 day to 1 week, and longer than 1 week. I will also incorporate a control in which I simply surprise the Turker with an email asking them to do a follow up HIT. I will also increase the sample size so I can increase the power of the findings. Finally, I will construct a follow up HIT so I can measure real return rate as a primary dependent variable. </text:p>
        <text:p text:style-name="Heading_20_1">ACKNOWLEDGMENTS</text:p>
        <text:p text:style-name="Standard">Thanks to Paul Andre, Niki Kittur, George Loewenstein, and Sara Kiesler for feedback on the ideas and helpful discussions <text:span text:style-name="T6">and support</text:span>.</text:p>
        <text:p text:style-name="Heading_20_1">REFERENCES</text:p>
        <text:p text:style-name="P12"><field:fieldmark-start text:name="__Fieldmark__11_115075258" field:type="vnd.oasis.opendocument.field.UNHANDLED"><field:param field:name="vnd.oasis.opendocument.field.code" field:value="ADDIN Mendeley Bibliography CSL_BIBLIOGRAPHY "/><field:param field:name="vnd.oasis.opendocument.field.id" field:value="81"/></field:fieldmark-start>1.<text:tab/>Becker, G.M., DeGroot, M.H., and Marschak, J. Measuring Utility by a Single-Response Sequential Method. <text:span text:style-name="T5">Behavioral Science 9</text:span>, 3 (1964), 226-232.</text:p>
        <text:p text:style-name="P12">2.<text:tab/>Bernstein, M.S., Brandt, J., Miller, R.C., and Karger, D.R. Crowds in two seconds. <text:span text:style-name="T5">Proc UIST 11</text:span>, ACM Press (2011).</text:p>
        <text:p text:style-name="P12">3.<text:tab/>Frederick, S., Loewenstein, G., and O’donoghue, T. Time Discounting and Time Preference: A Critical Review. <text:span text:style-name="T5">Journal of Economic Literature 40</text:span>, 2 (2002), 351-401.</text:p>
        <text:p text:style-name="P12">4.<text:tab/>Frederick, S. and Loewenstein, G.F. Time Discounting : A Critical Review. <text:span text:style-name="T5">Ariel 40</text:span>, 2 (2001), 1-83.</text:p>
        <text:p text:style-name="P12">5.<text:tab/>Heer, J. and Bostock, M. Crowdsourcing Graphical Perception : Using Mechanical Turk to Assess Visualization Design. <text:span text:style-name="T5">Area 152</text:span>, 4 (2010), 203-212.</text:p>
        <text:p text:style-name="P12">6.<text:tab/>Ipeirotis, P. Crowdsourcing using Mechanical Turk: Quality Management and Scalability. <text:span text:style-name="T5">Crowdsourcing for Search and Data Mining CSDM 2011</text:span>, (2011), 5.</text:p>
        <text:p text:style-name="P12">7.<text:tab/>Jakobsson, M. Experimenting on Mechanical Turk: 5 How Tos. <text:span text:style-name="T5">ITWorld September 3</text:span>, 2009, 2009. http://www.itworld.com/internet/76659/experimenting-mechanical-turk-5-how-tos.</text:p>
        <text:p text:style-name="P12">8.<text:tab/>Kahneman, D., Knetsch, J.L., and Thaler, R.H. Anomalies The Endowment Effect , Loss Aversion , and Status Quo Bias. <text:span text:style-name="T5">Journal of Economic Perspectives 5</text:span>, 1 (1991), 193-206.</text:p>
        <text:p text:style-name="P12">9.<text:tab/>Mason, W. and Watts, D.J. Financial incentives and the “performance of crowds.”<text:span text:style-name="T5">ACM SIGKDD Explorations Newsletter 11</text:span>, 2 (2010), 100.</text:p>
        <text:p text:style-name="P12">10.<text:tab/>McClure, S.M., Ericson, K.M., Laibson, D.I., Loewenstein, G., and Cohen, J.D. Time discounting for primary rewards. <text:span text:style-name="T5">Journal of Neuroscience 27</text:span>, 21 (2007), 5796-5804.</text:p>
        <text:p text:style-name="P12">11.<text:tab/>Reuben, E., Sapienza, P., and Zingales, L. Time discounting for primary and monetary rewards. <text:span text:style-name="T5">Economics Letters 106</text:span>, 2 (2010), 125-127.</text:p>
        <text:p text:style-name="P12">12.<text:tab/>Shaw, A.D., Horton, J.J., and Chen, D.L. Designing Incentives for Inexpert Human Raters. <text:span text:style-name="T5">CSCW</text:span>, (2011), 1-8.</text:p>
        <text:p text:style-name="P12">13.<text:tab/>Tversky, A. and Kahneman, D. Advances in prospect theory. <text:span text:style-name="T5">Journal of Risk and Uncertainty</text:span>, (1992). </text:p>
        <text:p text:style-name="Normal_20__28_Web_29_"><field:fieldmark-end/></text:p>
      </text:section>
      <text:section text:style-name="Sect2" text:name="Section2">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text-align="justify" style:justify-single-word="false" fo:orphans="0" fo:widows="0"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0693in" fo:margin-bottom="0.0835in" style:contextual-spacing="false" fo:text-align="center" style:justify-single-word="false"/>
      <style:text-properties style:font-name="Arial" fo:font-size="18pt" fo:font-weight="bold" style:letter-kerning="true" style:font-size-asian="18pt" style:font-weight-asian="bold" style:font-name-complex="Arial"/>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contextual-spacing="false" fo:text-align="center" style:justify-single-word="false" fo:keep-with-next="always"/>
      <style:text-properties fo:font-size="9pt" fo:font-weight="bold" style:font-size-asian="9pt" style:font-weight-asian="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margin-top="0.0835in" fo:margin-bottom="0in" style:contextual-spacing="false" fo:keep-together="always" fo:keep-with-next="always"/>
      <style:text-properties fo:text-transform="uppercase" style:font-name="Arial" fo:font-size="9pt" fo:font-weight="bold" style:letter-kerning="true" style:font-size-asian="9pt" style:font-weight-asian="bold" style:font-name-complex="Arial"/>
    </style:style>
    <style:style style:name="Heading_20_2" style:display-name="Heading 2" style:family="paragraph" style:parent-style-name="Heading_20_1" style:next-style-name="Standard" style:class="text">
      <style:text-properties fo:font-variant="normal" fo:text-transform="none"/>
    </style:style>
    <style:style style:name="Heading_20_3" style:display-name="Heading 3" style:family="paragraph" style:parent-style-name="Heading_20_2" style:next-style-name="Standard" style:class="text">
      <style:text-properties fo:font-style="italic" fo:font-weight="normal" style:font-style-asian="italic" style:font-weight-asian="normal"/>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size="11pt" style:font-size-asian="11pt"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 style:font-name-complex="Arial"/>
    </style:style>
    <style:style style:name="Author" style:family="paragraph" style:parent-style-name="Standard">
      <style:paragraph-properties fo:margin-top="0in" fo:margin-bottom="0in" style:contextual-spacing="false" fo:text-align="center" style:justify-single-word="false"/>
      <style:text-properties fo:color="#000000" fo:font-size="12pt" fo:font-weight="bold" style:font-size-asian="12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style:tab-stops>
          <style:tab-stop style:position="0.25in"/>
        </style:tab-stops>
      </style:paragraph-properties>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1"/>
    <style:style style:name="List_20_Bullet_20_2" style:display-name="List Bullet 2" style:family="paragraph" style:parent-style-name="Standard" style:list-style-name="WW8Num9"/>
    <style:style style:name="List_20_Bullet_20_3" style:display-name="List Bullet 3" style:family="paragraph" style:parent-style-name="Standard" style:list-style-name="WW8Num8"/>
    <style:style style:name="List_20_Bullet_20_4" style:display-name="List Bullet 4" style:family="paragraph" style:parent-style-name="Standard" style:list-style-name="WW8Num7"/>
    <style:style style:name="List_20_Bullet_20_5" style:display-name="List Bullet 5" style:family="paragraph" style:parent-style-name="Standard" style:list-style-name="WW8Num6"/>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10"/>
    <style:style style:name="List_20_Number_20_2" style:display-name="List Number 2" style:family="paragraph" style:parent-style-name="Standard" style:list-style-name="WW8Num5"/>
    <style:style style:name="List_20_Number_20_3" style:display-name="List Number 3" style:family="paragraph" style:parent-style-name="Standard" style:list-style-name="WW8Num4"/>
    <style:style style:name="List_20_Number_20_4" style:display-name="List Number 4" style:family="paragraph" style:parent-style-name="Standard" style:list-style-name="WW8Num3"/>
    <style:style style:name="List_20_Number_20_5" style:display-name="List Number 5" style:family="paragraph" style:parent-style-name="Standard" style:list-style-name="WW8Num2"/>
    <style:style style:name="Macro_20_Text" style:display-name="Macro Text" style:family="paragraph">
      <style:paragraph-properties fo:orphans="0" fo:widows="0"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language-asian="zh" style:country-asian="CN"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style:font-name-complex="Arial"/>
    </style:style>
    <style:style style:name="Normal_20__28_Web_29_" style:display-name="Normal (Web)" style:family="paragraph" style:parent-style-name="Standard"/>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style:font-name-complex="Arial"/>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contextual-spacing="false"/>
      <style:text-properties style:font-name="Arial" fo:font-weight="bold" style:font-weight-asian="bold" style:font-name-complex="Ari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ullet" style:family="paragraph" style:parent-style-name="Standard" style:list-style-name="WW8Num12">
      <style:paragraph-properties fo:margin-left="0.1252in" fo:margin-right="0in" fo:margin-top="0in" fo:margin-bottom="0.0555in" style:contextual-spacing="false" fo:text-indent="-0.1252in" style:auto-text-indent="false" style:text-autospace="none" style:punctuation-wrap="simple" style:vertical-align="baseline">
        <style:tab-stops>
          <style:tab-stop style:position="0.1252in"/>
        </style:tab-stops>
      </style:paragraph-properties>
    </style:style>
    <style:style style:name="Paper-Title" style:family="paragraph" style:parent-style-name="Standard">
      <style:paragraph-properties fo:text-align="center" style:justify-single-word="false" style:text-autospace="none" style:punctuation-wrap="simple" style:vertical-align="baseline"/>
      <style:text-properties style:font-name="Helvetica" fo:font-size="18pt" fo:font-weight="bold" style:font-size-asian="18pt" style:font-weight-asian="bold" style:font-name-complex="Helvetica"/>
    </style:style>
    <style:style style:name="References" style:family="paragraph" style:parent-style-name="Standard" style:list-style-name="WW8Num14">
      <style:paragraph-properties fo:margin-left="0.1874in" fo:margin-right="0in" fo:margin-top="0in" fo:margin-bottom="0.0555in" style:contextual-spacing="false" fo:text-indent="-0.1874in" style:auto-text-indent="false" style:text-autospace="none" style:punctuation-wrap="simple" style:vertical-align="baseline"/>
    </style:style>
    <style:style style:name="Abstract" style:family="paragraph" style:parent-style-name="Heading_20_1">
      <style:paragraph-properties fo:margin-top="0.028in" fo:margin-bottom="0in" style:contextual-spacing="false"/>
      <style:text-properties style:font-name="Times New Roman" fo:font-size="12pt" style:letter-kerning="true" style:font-size-asian="12pt" style:font-name-complex="Times New Roman"/>
    </style:style>
    <style:style style:name="Affiliation" style:family="paragraph" style:parent-style-name="Author">
      <style:text-properties fo:font-weight="normal" style:font-weight-asian="normal"/>
    </style:style>
    <style:style style:name="Figure" style:family="paragraph" style:parent-style-name="Standard">
      <style:paragraph-properties fo:margin-top="0in" fo:margin-bottom="0in" style:contextual-spacing="false"/>
    </style:style>
    <style:style style:name="Copyright" style:family="paragraph" style:parent-style-name="Standard">
      <style:paragraph-properties fo:margin-top="0in" fo:margin-bottom="0in" style:contextual-spacing="false"/>
      <style:text-properties fo:font-size="8pt" style:font-size-asian="8pt"/>
    </style:style>
    <style:style style:name="cell" style:family="paragraph" style:parent-style-name="Standard">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paragraph-properties fo:margin-top="0.028in" fo:margin-bottom="0.028in" style:contextual-spacing="false" fo:text-align="start" style:justify-single-word="false" fo:keep-together="alway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Quote" style:family="paragraph" style:parent-style-name="Standard" style:next-style-name="Standard">
      <style:text-properties fo:color="#00000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6z0" style:family="text">
      <style:text-properties style:font-name="Symbol" style:font-name-asian="Times New Roman" style:font-name-complex="Symbol"/>
    </style:style>
    <style:style style:name="WW8Num7z0" style:family="text">
      <style:text-properties style:font-name="Symbol" style:font-name-asian="Times New Roman" style:font-name-complex="Symbol"/>
    </style:style>
    <style:style style:name="WW8Num8z0" style:family="text">
      <style:text-properties style:font-name="Symbol" style:font-name-asian="Times New Roman" style:font-name-complex="Symbol"/>
    </style:style>
    <style:style style:name="WW8Num9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5z0" style:family="text">
      <style:text-properties style:font-name="Symbol" style:font-name-asian="Times New Roman" style:font-name-complex="Symbol"/>
    </style:style>
    <style:style style:name="WW8Num10z0" style:family="text">
      <style:text-properties style:font-name="Symbol" style:font-name-asian="Times New Roman" style:font-name-complex="Symbol"/>
    </style:style>
    <style:style style:name="WW8Num13z0" style:family="text">
      <style:text-properties style:font-name="Symbol" style:font-name-asian="Times New Roman"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St21z0" style:family="text">
      <style:text-properties style:font-name="Symbol" style:font-name-asian="Times New Roman"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Internet_20_link" style:display-name="Internet link" style:family="text">
      <style:text-properties fo:color="#0000ff" style:text-underline-style="solid" style:text-underline-width="auto" style:text-underline-color="font-color"/>
    </style:style>
    <style:style style:name="v8n000000"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q" style:family="text" style:parent-style-name="Default_20_Paragraph_20_Font"/>
    <style:style style:name="Quote_20_Char" style:display-name="Quote Char" style:family="text">
      <style:text-properties fo:color="#000000" style:font-name="Times New Roman" fo:font-style="italic" style:font-name-asian="Times New Roman" style:font-style-asian="italic" style:font-name-complex="Times New Roman"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in" fo:margin-bottom="0.0835in" style:contextual-spacing="false"/>
    </style:style>
    <style:page-layout style:name="Mpm1">
      <style:page-layout-properties fo:page-width="8.5in" fo:page-height="11in" style:num-format="1" style:print-orientation="portrait" fo:margin-top="0.85in" fo:margin-bottom="0.5in" fo:margin-left="0.75in" fo:margin-right="0.7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0.85in" fo:margin-bottom="1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CHI Conference Paper Format</dc:title>
    <meta:keyword>Guides</meta:keyword>
    <meta:keyword>instructions</meta:keyword>
    <meta:keyword>Author's kit</meta:keyword>
    <meta:keyword>Conference Publications</meta:keyword>
    <dc:description>AddressTitleAuthor’s nameAffiliationAbstract</dc:description>
    <meta:initial-creator>SIGCHI</meta:initial-creator>
    <meta:creation-date>2012-05-01T07:18:00</meta:creation-date>
    <dc:creator>pkinnair </dc:creator>
    <dc:date>2013-06-21T21:55:30</dc:date>
    <meta:print-date>2012-05-02T13:15:00</meta:print-date>
    <meta:editing-cycles>13</meta:editing-cycles>
    <meta:editing-duration>P1DT1H2M18S</meta:editing-duration>
    <meta:generator>LibreOffice/4.0.2.2$Linux_X86_64 LibreOffice_project/400m0$Build-2</meta:generator>
    <meta:document-statistic meta:table-count="2" meta:image-count="0" meta:object-count="0" meta:page-count="4" meta:paragraph-count="102" meta:word-count="2947" meta:character-count="17628" meta:non-whitespace-character-count="14795"/>
    <meta:user-defined meta:name="CHIPaperNum">400</meta:user-defined>
    <meta:user-defined meta:name="Mendeley Citation Style_1">http://www.zotero.org/styles/acm-sigchi-proceedings</meta:user-defined>
    <meta:user-defined meta:name="Mendeley Document_1">True</meta:user-defined>
    <meta:user-defined meta:name="Mendeley Recent Style Id 0_1">http://www.zotero.org/styles/ama</meta:user-defined>
    <meta:user-defined meta:name="Mendeley Recent Style Id 1_1" meta:value-type="string">http://www.zotero.org/styles/apsa</meta:user-defined>
    <meta:user-defined meta:name="Mendeley Recent Style Id 2_1" meta:value-type="string">http://www.zotero.org/styles/asa</meta:user-defined>
    <meta:user-defined meta:name="Mendeley Recent Style Id 3_1" meta:value-type="string">http://www.zotero.org/styles/chicago-author-date</meta:user-defined>
    <meta:user-defined meta:name="Mendeley Recent Style Id 4_1" meta:value-type="string">http://www.zotero.org/styles/chicago-fullnote-bibliography</meta:user-defined>
    <meta:user-defined meta:name="Mendeley Recent Style Id 5_1" meta:value-type="string">http://www.zotero.org/styles/chicago-note-bibliography</meta:user-defined>
    <meta:user-defined meta:name="Mendeley Recent Style Id 6_1" meta:value-type="string">http://www.zotero.org/styles/harvard1</meta:user-defined>
    <meta:user-defined meta:name="Mendeley Recent Style Id 7_1" meta:value-type="string">http://www.zotero.org/styles/acm-sig-proceedings</meta:user-defined>
    <meta:user-defined meta:name="Mendeley Recent Style Id 8_1" meta:value-type="string">http://www.zotero.org/styles/apa</meta:user-defined>
    <meta:user-defined meta:name="Mendeley Recent Style Id 9_1" meta:value-type="string">http://www.zotero.org/styles/acm-sigchi-proceedings</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Sociological Association</meta:user-defined>
    <meta:user-defined meta:name="Mendeley Recent Style Name 3_1" meta:value-type="string">Chicago Manual of Style (Author-Date format)</meta:user-defined>
    <meta:user-defined meta:name="Mendeley Recent Style Name 4_1" meta:value-type="string">Chicago Manual of Style (Full Note with Bibliography)</meta:user-defined>
    <meta:user-defined meta:name="Mendeley Recent Style Name 5_1" meta:value-type="string">Chicago Manual of Style (Note with Bibliography)</meta:user-defined>
    <meta:user-defined meta:name="Mendeley Recent Style Name 6_1" meta:value-type="string">Harvard Reference format 1 (Author-Date)</meta:user-defined>
    <meta:user-defined meta:name="Mendeley Recent Style Name 7_1" meta:value-type="string">ACM SIG Proceedings</meta:user-defined>
    <meta:user-defined meta:name="Mendeley Recent Style Name 8_1" meta:value-type="string">American Psychological Association 6th Edition</meta:user-defined>
    <meta:user-defined meta:name="Mendeley Recent Style Name 9_1" meta:value-type="string">ACM SIGCHI Conference Proceedings</meta:user-defined>
    <meta:user-defined meta:name="Mendeley User Name_1" meta:value-type="string">peter.kinnaird@gmail.com@www.mendeley.com</meta:user-defined>
    <meta:user-defined meta:name="PublishHeaderText" meta:value-type="string"> </meta:user-defined>
    <meta:user-defined meta:name="ReviewHeaderText" meta:value-type="string">For review only – do not cite or distribute</meta:user-defined>
  </office:meta>
</office:document-meta>
</file>